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250989" calcext:value-type="float">
            <text:p>250989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776" calcext:value-type="float">
            <text:p>7776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23-09-10" calcext:value-type="date">
            <text:p>2023-09-10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483" calcext:value-type="float">
            <text:p>1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p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o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-cataly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ry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959" calcext:value-type="float">
            <text:p>2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ca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vic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0919" calcext:value-type="float">
            <text:p>10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9237" calcext:value-type="float">
            <text:p>9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-availabilit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-as-cod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ompu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4823" calcext:value-type="float">
            <text:p>4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tion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083" calcext:value-type="float">
            <text:p>2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-balanc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-me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-strateg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res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-green-deploymen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ca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cep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46257" calcext:value-type="float">
            <text:p>46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14786" calcext:value-type="float">
            <text:p>14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e-scr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12436" calcext:value-type="float">
            <text:p>12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3203" calcext:value-type="float">
            <text:p>3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3137" calcext:value-type="float">
            <text:p>3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cept</text:p>
          </table:table-cell>
          <table:table-cell office:value-type="string" calcext:value-type="string">
            <text:p>methodology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nformation-analyz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qualitys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governan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nformation-server-data-qu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nformation-governance-cata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399" calcext:value-type="float">
            <text:p>7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349" calcext:value-type="float">
            <text:p>2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x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ng-system-environment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n-data-analytics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common-data-provi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car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anking-process-and-service-mod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ms-dedb-fast-recovery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ape-manager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6084" calcext:value-type="float">
            <text:p>16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3243" calcext:value-type="float">
            <text:p>1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9980" calcext:value-type="float">
            <text:p>9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238" calcext:value-type="float">
            <text:p>5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887" calcext:value-type="float">
            <text:p>2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657" calcext:value-type="float">
            <text:p>1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ic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oso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prise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rospik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ylla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.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urance-information-war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epli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st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nformation-server-data-integ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ocument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care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qu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ngo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us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-hana-gra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st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ysse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performance-management-off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master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batch-application-contr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data-archi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ckr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-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nalytics-accelerato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ig-replic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ai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model-energy-and-utilit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v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mal-methods</text:p>
          </table:table-cell>
          <table:table-cell office:value-type="string" calcext:value-type="string">
            <text:p>proof-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759" calcext:value-type="float">
            <text:p>1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9486" calcext:value-type="float">
            <text:p>9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101" calcext:value-type="float">
            <text:p>4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der-langu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o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ri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1277" calcext:value-type="float">
            <text:p>1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rogramming-patter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igration-utility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mpil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model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metal-c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ico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work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utomation-deci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rational-decis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cont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rocess-mi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stana-observ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ardware-configura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ueworks-l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process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u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business-process-management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0351" calcext:value-type="float">
            <text:p>10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ass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5069" calcext:value-type="float">
            <text:p>5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885" calcext:value-type="float">
            <text:p>2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013" calcext:value-type="float">
            <text:p>1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y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assis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ideo-stream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assistant-health-benef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rant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4248" calcext:value-type="float">
            <text:p>14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tai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ntis-contai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vis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4210" calcext:value-type="float">
            <text:p>4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577" calcext:value-type="float">
            <text:p>2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ex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mai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xi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net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velopment-and-test-enviro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py-data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ms-enterpris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automation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6487" calcext:value-type="float">
            <text:p>6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document-convers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r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0078" calcext:value-type="float">
            <text:p>10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optimization---engineering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tririga-facilities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o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terprise-cobol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ystem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business-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bug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virtualization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manag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monitoring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ower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pendency-based-bui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decision-sup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lication-performance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rvice-management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extreme-sc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ost-access-transformation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global-mail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ault-analyz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application-performance-management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pen-enterprise-sdk-node.j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urbancode-velo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m-recovery-manager-power-syste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performance-and-capacity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symphon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655" calcext:value-type="float">
            <text:p>1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qu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toriaMetric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sco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securit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7195" calcext:value-type="float">
            <text:p>17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5294" calcext:value-type="float">
            <text:p>1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399" calcext:value-type="float">
            <text:p>3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n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xwork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p-u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rt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w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linu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q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y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m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nx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ne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-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s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6322" calcext:value-type="float">
            <text:p>16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ge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231" calcext:value-type="float">
            <text:p>1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231" calcext:value-type="float">
            <text:p>1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x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m-or-deb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m-packag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packag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hicor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ervice regist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rder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transfer-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prox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nancial-transaction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ventory-visi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partner-engagement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entr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transformation-ext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data-interch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manager-on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upply-chain-intelligenc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ox,-an-strategic-part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tore-eng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upply-chain-business-netwo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net-image-servic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pply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place-health-advis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igital-learning-subscri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alent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management-syst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application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i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nn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connect-dir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file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workflow-manag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elop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secure-file-transf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erling-b2b-integ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libe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orkload-auto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ics-transaction-server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power-gatew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functional-te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ingress-control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hybrid-ed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workload-schedu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pplication-discovery-and-delivery-intellig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pl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f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-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ular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ai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-net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d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ur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r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7042" calcext:value-type="float">
            <text:p>37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1896" calcext:value-type="float">
            <text:p>31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1876" calcext:value-type="float">
            <text:p>31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9966" calcext:value-type="float">
            <text:p>29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3803" calcext:value-type="float">
            <text:p>23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8090" calcext:value-type="float">
            <text:p>8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999" calcext:value-type="float">
            <text:p>6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6237" calcext:value-type="float">
            <text:p>6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591" calcext:value-type="float">
            <text:p>3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879" calcext:value-type="float">
            <text:p>2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g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m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langu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49043" calcext:value-type="float">
            <text:p>4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2577" calcext:value-type="float">
            <text:p>2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ca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data annot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 stud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data annot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mode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d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ind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ll-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chine learning</text:p>
          </table:table-cell>
          <table:table-cell office:value-type="string" calcext:value-type="string">
            <text:p>standar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ealth-insigh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lanning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m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lexible-analy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inical-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rol-de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forecas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nalytic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advanced-statis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disco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erge-dashboar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la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m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interactive-math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ge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interactive-ma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log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-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z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m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productivity</text:p>
          </table:table-cell>
          <table:table-cell office:value-type="string" calcext:value-type="string">
            <text:p>tool</text:p>
          </table:table-cell>
          <table:table-cell office:value-type="float" office:value="36948" calcext:value-type="float">
            <text:p>36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45423" calcext:value-type="float">
            <text:p>45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ps-sr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6216" calcext:value-type="float">
            <text:p>26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5101" calcext:value-type="float">
            <text:p>15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1537" calcext:value-type="float">
            <text:p>11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stac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iness-analys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3739" calcext:value-type="float">
            <text:p>3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-own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3617" calcext:value-type="float">
            <text:p>3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dde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3493" calcext:value-type="float">
            <text:p>3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-writ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m-mast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2865" calcext:value-type="float">
            <text:p>2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662" calcext:value-type="float">
            <text:p>1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485" calcext:value-type="float">
            <text:p>1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end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-engineer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rol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so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table:number-columns-repeated="2" office:value-type="string" calcext:value-type="string">
            <text:p>search-engine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lu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table:number-columns-repeated="2" office:value-type="string" calcext:value-type="string">
            <text:p>search-engin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sp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x-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tedb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ticore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lisearc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arch-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nopsy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603" calcext:value-type="float">
            <text:p>6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bero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-pa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ha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ebsphere-remote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ata-risk-mana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it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i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so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ecurity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directory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/os-communications-ser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host-dem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-security-and-compliance-ce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uardium-data-encry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incident-forens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sphere-identity-in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randori-re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guardium-vulnerability-assess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qradar-nd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sl library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sl 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dt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sl 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s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sl 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1567" calcext:value-type="float">
            <text:p>1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ck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atic analysis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str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usterf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f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filesystem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f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filesystem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f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filesyste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filesyste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rf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filesyste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file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storage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dvanced-storage-management-suite-z/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tr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ata-management-cons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condu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ectrum-storage-su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035" calcext:value-type="float">
            <text:p>3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31" calcext:value-type="float">
            <text:p>1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entis-tosc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tool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5028" calcext:value-type="float">
            <text:p>15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ver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8911" calcext:value-type="float">
            <text:p>8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ho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8090" calcext:value-type="float">
            <text:p>8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toscap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predictive-analytics-enterpr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data-prepa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pss-regres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likview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5627" calcext:value-type="float">
            <text:p>35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0657" calcext:value-type="float">
            <text:p>30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l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mai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master-data-managemen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netezza-performance-server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103" calcext:value-type="float">
            <text:p>4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729" calcext:value-type="float">
            <text:p>2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omegamon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atabas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ix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spaces-(for-apache-cassandr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emorydb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071" calcext:value-type="float">
            <text:p>2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warehous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vent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2212" calcext:value-type="float">
            <text:p>12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023" calcext:value-type="float">
            <text:p>5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103" calcext:value-type="float">
            <text:p>4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v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st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357" calcext:value-type="float">
            <text:p>5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097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07" calcext:value-type="float">
            <text:p>1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push-notif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untimes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developmen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1282" calcext:value-type="float">
            <text:p>1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h method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busin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network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utom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lockchain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3117" calcext:value-type="float">
            <text:p>3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honey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341" calcext:value-type="float">
            <text:p>1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gateway-appli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bare-metal-ser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comput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erved-instance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vone-network-performan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network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5566" calcext:value-type="float">
            <text:p>15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315" calcext:value-type="float">
            <text:p>4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081" calcext:value-type="float">
            <text:p>4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83" calcext:value-type="float">
            <text:p>1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ghts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ycle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personality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sulting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6165" calcext:value-type="float">
            <text:p>6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708" calcext:value-type="float">
            <text:p>1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veloper-tools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formation-serve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reaming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cision-optimiz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 integra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570" calcext:value-type="float">
            <text:p>11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133" calcext:value-type="float">
            <text:p>6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485" calcext:value-type="float">
            <text:p>2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3582" calcext:value-type="float">
            <text:p>3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te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evop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continuous-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obotic-process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lifecycle-management-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application-developer-websphere-softw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architect-system-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clearq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performance-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developer-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bol-a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xl-c-a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interactive-system-productivity-fac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bol-compil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ational-software-architect-desig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engineering-systems-design-rhapsody---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-devops-experience-z/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object-storage:-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terprise asset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business-automation-content-service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e transformatio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5761" calcext:value-type="float">
            <text:p>5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5438" calcext:value-type="float">
            <text:p>5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ata-manager-for-agricultu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def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sitew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torage-protect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veeam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t infrastructur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675" calcext:value-type="float">
            <text:p>5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449" calcext:value-type="float">
            <text:p>1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317" calcext:value-type="float">
            <text:p>1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605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ilience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config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-video-st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fer-appli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vi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k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virtual-ser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ic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051" calcext:value-type="float">
            <text:p>5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pc-c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229" calcext:value-type="float">
            <text:p>2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-ground-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nguage-understanding-lu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aker-reco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whispe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mod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ognos-analytics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machine-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natural-language-underst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knowledge-cat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watson-knowledge-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5785" calcext:value-type="float">
            <text:p>5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productivity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networ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dedi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qradar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e-gatewa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verify-gover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pak-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security-verify-consumer-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diant-threat-intelli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h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diant-incident-response-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zerto-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diant-digital-threat-monito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diant-managed-detection-and-respo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diant-automated-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ware-pro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itan-security-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infrastructure-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ata storage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file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cloud-block-sto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-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isualization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0T08:26:16.327651885</dc:date>
    <meta:editing-duration>PT15M23S</meta:editing-duration>
    <meta:editing-cycles>13</meta:editing-cycles>
    <meta:generator>LibreOffice/7.5.5.2$Linux_X86_64 LibreOffice_project/50$Build-2</meta:generator>
    <meta:document-statistic meta:table-count="1" meta:cell-count="8270" meta:object-count="0"/>
  </office:meta>
</office:document-meta>
</file>